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5cm" svg:y="0cm"/>
          <draw:glue-point draw:id="6" svg:x="0cm" svg:y="5cm"/>
          <draw:glue-point draw:id="7" svg:x="-5cm" svg:y="0cm"/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polygon draw:style-name="gr1" draw:layer="layout" svg:width="2cm" svg:height="2cm" svg:x="0cm" svg:y="0cm" svg:viewBox="0 0 2001 2001" draw:points="1000,0 2001,1000 1000,2001 0,1000">
            <text:p/>
          </draw:polygon>
          <draw:polygon draw:style-name="gr2" draw:layer="layout" svg:width="2cm" svg:height="2cm" svg:x="0cm" svg:y="0cm" svg:viewBox="0 0 2001 2001" draw:points="1000,0 2001,1000 1000,2001 0,1000">
            <text:p/>
          </draw:polygon>
          <draw:circle draw:style-name="gr3" draw:layer="layout" svg:width="1.167cm" svg:height="1.167cm" svg:x="0.417cm" svg:y="0.417cm">
            <text:p/>
          </draw:circle>
          <draw:circle draw:style-name="gr2" draw:layer="layout" svg:width="1.167cm" svg:height="1.167cm" svg:x="0.417cm" svg:y="0.417cm">
            <text:p/>
          </draw:circle>
          <draw:circle draw:style-name="gr1" draw:layer="layout" svg:width="1cm" svg:height="1cm" svg:x="0.5cm" svg:y="0.5cm">
            <text:p/>
          </draw:circle>
          <draw:circle draw:style-name="gr2" draw:layer="layout" svg:width="1cm" svg:height="1cm" svg:x="0.5cm" svg:y="0.5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Gateway-Inclusive-OR</dc:title>
    <meta:creation-date>2011-02-07T16:52:02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